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ff" draw:fill-gradient-name="Button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gradient" draw:fill-color="#0000ff" draw:fill-gradient-name="Button" draw:fill-image-width="0cm" draw:fill-image-height="0cm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27cm" svg:height="3.81cm" svg:x="6.08cm" svg:y="1.635cm">
            <text:p/>
          </draw:rect>
          <draw:rect draw:style-name="gr1" draw:text-style-name="P1" draw:layer="layout" svg:width="1.27cm" svg:height="3.81cm" svg:x="8.62cm" svg:y="1.635cm">
            <text:p/>
          </draw:rect>
        </draw:g>
        <draw:custom-shape draw:style-name="gr2" draw:text-style-name="P1" draw:layer="layout" svg:width="2.714cm" svg:height="2.714cm" draw:transform="rotate (2.3561944901919) translate (2.284cm 5.445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rect draw:style-name="gr1" draw:text-style-name="P1" draw:layer="layout" svg:width="3.81cm" svg:height="3.81cm" svg:x="11.795cm" svg:y="1.635cm">
          <text:p/>
        </draw:rect>
        <draw:g>
          <draw:custom-shape draw:style-name="gr2" draw:text-style-name="P1" draw:layer="layout" svg:width="2.714cm" svg:height="2.714cm" draw:transform="rotate (2.3561944901919) translate (11.809cm 10.553cm)">
            <text:p/>
  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  </draw:custom-shape>
          <draw:rect draw:style-name="gr1" draw:text-style-name="P1" draw:layer="layout" svg:width="1.27cm" svg:height="3.81cm" svg:x="14.335cm" svg:y="6.715cm">
            <text:p/>
          </draw:rect>
        </draw:g>
        <draw:g>
          <draw:custom-shape draw:style-name="gr2" draw:text-style-name="P1" draw:layer="layout" svg:width="2.714cm" svg:height="2.715cm" draw:transform="skewX (0.000349065850398799) rotate (-0.785398163398487) translate (9.876cm 6.715cm)">
            <text:p/>
  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  </draw:custom-shape>
          <draw:rect draw:style-name="gr1" draw:text-style-name="P1" draw:layer="layout" svg:width="1.27cm" svg:height="3.811cm" draw:transform="rotate (3.1415926535892) translate (7.349cm 10.554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utton" draw:style="linear" draw:start-color="#0000ff" draw:end-color="#00b8ff" draw:start-intensity="100%" draw:end-intensity="100%" draw:angle="19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0T15:39:23</meta:creation-date>
    <dc:date>2009-12-20T15:55:01</dc:date>
    <meta:editing-duration>PT00H15M41S</meta:editing-duration>
    <meta:editing-cycles>1</meta:editing-cycles>
    <meta:document-statistic meta:object-count="11"/>
    <meta:generator>OpenOffice.org/3.1$Unix OpenOffice.org_project/310m19$Build-9420</meta:generator>
  </office:meta>
</office:document-meta>
</file>